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04B0D3FC3965626D038.png" manifest:media-type="image/png"/>
  <manifest:file-entry manifest:full-path="Pictures/100000010000024A00000381BA83B7AFC453136A.png" manifest:media-type="image/png"/>
  <manifest:file-entry manifest:full-path="Pictures/10000001000001D20000007ABA8DF7CC0D5259BE.png" manifest:media-type="image/png"/>
  <manifest:file-entry manifest:full-path="Pictures/10000001000001D20000007AFF49EEA365C842CE.png" manifest:media-type="image/png"/>
  <manifest:file-entry manifest:full-path="Pictures/1000000100000230000001C3CF602BC71D68D081.png" manifest:media-type="image/png"/>
  <manifest:file-entry manifest:full-path="Pictures/1000000100000277000002BA63901AA8868859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e71" officeooo:paragraph-rsid="0013ae71"/>
    </style:style>
    <style:style style:name="P2" style:family="paragraph" style:parent-style-name="Standard">
      <style:paragraph-properties fo:break-before="page"/>
      <style:text-properties officeooo:rsid="0013ae71" officeooo:paragraph-rsid="0013ae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x="0.286cm" svg:y="0.796cm" svg:width="16.695cm" svg:height="18.468cm" draw:z-index="0"><draw:image xlink:href="Pictures/1000000100000277000002BA63901AA886885941.png" xlink:type="simple" xlink:show="embed" xlink:actuate="onLoad" draw:mime-type="image/png"/></draw:frame><draw:frame draw:style-name="fr1" draw:name="Image2" text:anchor-type="char" svg:x="1.886cm" svg:y="21.299cm" svg:width="12.33cm" svg:height="3.228cm" draw:z-index="1"><draw:image xlink:href="Pictures/10000001000001D20000007AFF49EEA365C842CE.png" xlink:type="simple" xlink:show="embed" xlink:actuate="onLoad" draw:mime-type="image/png"/></draw:frame></text:p>
      <text:p text:style-name="P2">2.</text:p>
      <text:p text:style-name="P1"><draw:frame draw:style-name="fr1" draw:name="Image3" text:anchor-type="char" svg:x="1.753cm" svg:y="15.492cm" svg:width="12.33cm" svg:height="3.228cm" draw:z-index="2"><draw:image xlink:href="Pictures/10000001000001D20000007ABA8DF7CC0D5259BE.png" xlink:type="simple" xlink:show="embed" xlink:actuate="onLoad" draw:mime-type="image/png"/></draw:frame><draw:frame draw:style-name="fr2" draw:name="Image4" text:anchor-type="char" svg:width="14.817cm" svg:height="11.933cm" draw:z-index="3"><draw:image xlink:href="Pictures/1000000100000230000001C3CF602BC71D68D081.png" xlink:type="simple" xlink:show="embed" xlink:actuate="onLoad" draw:mime-type="image/png"/></draw:frame></text:p>
      <text:p text:style-name="P2">3.</text:p>
      <text:p text:style-name="P1"><draw:frame draw:style-name="fr2" draw:name="Image5" text:anchor-type="char" svg:width="15.505cm" svg:height="23.733cm" draw:z-index="4"><draw:image xlink:href="Pictures/100000010000024A00000381BA83B7AFC453136A.png" xlink:type="simple" xlink:show="embed" xlink:actuate="onLoad" draw:mime-type="image/png"/></draw:frame><draw:frame draw:style-name="fr1" draw:name="Image6" text:anchor-type="char" svg:x="2.164cm" svg:y="24.368cm" svg:width="11.933cm" svg:height="1.984cm" draw:z-index="5"><draw:image xlink:href="Pictures/10000001000001C30000004B0D3FC3965626D0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6:39:57.696046300</meta:creation-date>
    <dc:date>2024-03-14T16:57:24.232881849</dc:date>
    <meta:editing-duration>PT7M16S</meta:editing-duration>
    <meta:editing-cycles>1</meta:editing-cycles>
    <meta:document-statistic meta:table-count="0" meta:image-count="6" meta:object-count="0" meta:page-count="3" meta:paragraph-count="3" meta:word-count="3" meta:character-count="6" meta:non-whitespace-character-count="6"/>
    <meta:generator>LibreOffice/7.3.7.2$Linux_X86_64 LibreOffice_project/30$Build-2</meta:generator>
  </office:meta>
</office:document-meta>
</file>